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fo:background-color="#ffff00" style:font-size-asian="14pt" style:font-name-complex="Arial" style:font-size-complex="14pt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2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officeooo:paragraph-rsid="0019df8f"/>
    </style:style>
    <style:style style:name="P63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4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5" style:family="paragraph" style:parent-style-name="Normal">
      <style:paragraph-properties fo:margin-top="0cm" fo:margin-bottom="0.212cm" loext:contextual-spacing="false" fo:line-height="100%"/>
    </style:style>
    <style:style style:name="P66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T59" style:family="text">
      <style:text-properties officeooo:rsid="0019df8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3cm" draw:visible-area-height="5.003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:</text:p>
          </table:table-cell>
          <table:table-cell table:style-name="Tableau2.A1" office:value-type="string">
            <text:p text:style-name="P17">Réponses:</text:p>
          </table:table-cell>
        </table:table-row>
        <table:table-row table:style-name="Tableau2.2">
          <table:table-cell table:style-name="Tableau2.A1" office:value-type="string">
            <text:p text:style-name="P17">10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? Quelle est la question à poser?</text:span></text:span></text:p>
      <text:p text:style-name="P61"/>
      <text:p text:style-name="P62">2<text:span text:style-name="T59">0?</text:span></text:p>
      <text:p text:style-name="P61"/>
      <text:p text:style-name="P16"/>
      <text:p text:style-name="P16"/>
      <text:p text:style-name="P16">Il est possible de généraliser la technique de recherche dichotomique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3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/>
      <text:p text:style-name="P16"><text:soft-page-break/></text:p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: Voici une bande de papier illustrant un tableau de nombre en mémoire</text:span></text:span></text:p>
      <text:p text:style-name="P10"><draw:custom-shape text:anchor-type="paragraph" draw:z-index="11" draw:name="AutoShape 8" draw:style-name="gr1" draw:text-style-name="P66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6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: Comment calculer la moitié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: Dans quelle partie se trouve la valeur 35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: Dans quelle partie se trouve la valeur 35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2">3</text:p>
          </table:table-cell>
          <table:table-cell table:style-name="Tableau15.A1" office:value-type="string">
            <text:p text:style-name="P34">25</text:p>
            <text:p text:style-name="P32">4</text:p>
          </table:table-cell>
          <table:table-cell table:style-name="Tableau15.A1" office:value-type="string">
            <text:p text:style-name="P34">31</text:p>
            <text:p text:style-name="P32">5</text:p>
          </table:table-cell>
          <table:table-cell table:style-name="Tableau15.A1" office:value-type="string">
            <text:p text:style-name="P34">35</text:p>
            <text:p text:style-name="P32">6</text:p>
          </table:table-cell>
          <table:table-cell table:style-name="Tableau15.A1" office:value-type="string">
            <text:p text:style-name="P34">37</text:p>
            <text:p text:style-name="P32">7</text:p>
          </table:table-cell>
          <table:table-cell table:style-name="Tableau15.A1" office:value-type="string">
            <text:p text:style-name="P34">42</text:p>
            <text:p text:style-name="P32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1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1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>A <text:span text:style-name="T59">droite</text:span></text:p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 ? 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2">3</text:p>
          </table:table-cell>
          <table:table-cell table:style-name="Tableau17.A1" office:value-type="string">
            <text:p text:style-name="P34">25</text:p>
            <text:p text:style-name="P32">4</text:p>
          </table:table-cell>
          <table:table-cell table:style-name="Tableau17.A1" office:value-type="string">
            <text:p text:style-name="P34">31</text:p>
            <text:p text:style-name="P32">5</text:p>
          </table:table-cell>
          <table:table-cell table:style-name="Tableau17.A1" office:value-type="string">
            <text:p text:style-name="P34">35</text:p>
            <text:p text:style-name="P32">6</text:p>
          </table:table-cell>
          <table:table-cell table:style-name="Tableau17.A1" office:value-type="string">
            <text:p text:style-name="P34">37</text:p>
            <text:p text:style-name="P32">7</text:p>
          </table:table-cell>
          <table:table-cell table:style-name="Tableau17.A1" office:value-type="string">
            <text:p text:style-name="P34">42</text:p>
            <text:p text:style-name="P32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3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>0.7590925693511963</text:p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>1.1092860698699951</text:p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>1.3278164863586426</text:p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>1.7029123306274414</text:p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>1.7810862064361572</text:p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4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5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8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4-06T15:53:12.050000000</dc:date>
    <meta:print-date>2019-07-04T21:33:00Z</meta:print-date>
    <meta:editing-cycles>5</meta:editing-cycles>
    <meta:editing-duration>PT49M29S</meta:editing-duration>
    <meta:document-statistic meta:table-count="23" meta:image-count="2" meta:object-count="2" meta:page-count="8" meta:paragraph-count="495" meta:word-count="1589" meta:character-count="8854" meta:non-whitespace-character-count="7091"/>
    <meta:template xlink:type="simple" xlink:actuate="onRequest" xlink:title="" xlink:href="../../../../Downloads/1580997501tp3_algorithme_recherche_dichotomique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5cm" svg:y="0.211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